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2409*"/>
    </style:style>
    <style:style style:name="Tableau2.C" style:family="table-column">
      <style:table-column-properties style:column-width="4.251cm" style:rel-column-width="2410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49cm" style:rel-column-width="16383*"/>
    </style:style>
    <style:style style:name="Tableau3.D" style:family="table-column">
      <style:table-column-properties style:column-width="4.251cm" style:rel-column-width="16386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4.249cm" style:rel-column-width="2409*"/>
    </style:style>
    <style:style style:name="Tableau4.C" style:family="table-column">
      <style:table-column-properties style:column-width="4.251cm" style:rel-column-width="2410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3b9e" officeooo:paragraph-rsid="00113b9e"/>
    </style:style>
    <style:style style:name="P2" style:family="paragraph" style:parent-style-name="Table_20_Contents">
      <style:text-properties officeooo:rsid="00113b9e" officeooo:paragraph-rsid="00113b9e"/>
    </style:style>
    <style:style style:name="P3" style:family="paragraph" style:parent-style-name="Table_20_Contents">
      <style:text-properties officeooo:paragraph-rsid="00113b9e"/>
    </style:style>
    <style:style style:name="P4" style:family="paragraph" style:parent-style-name="Table_20_Contents">
      <style:text-properties officeooo:rsid="0012e0c6" officeooo:paragraph-rsid="0012e0c6"/>
    </style:style>
    <style:style style:name="P5" style:family="paragraph" style:parent-style-name="Table_20_Contents">
      <style:text-properties officeooo:rsid="00149ead" officeooo:paragraph-rsid="00149ead"/>
    </style:style>
    <style:style style:name="P6" style:family="paragraph" style:parent-style-name="Subtitle">
      <style:paragraph-properties fo:break-before="page"/>
      <style:text-properties officeooo:paragraph-rsid="00113b9e"/>
    </style:style>
    <style:style style:name="P7" style:family="paragraph" style:parent-style-name="Table_20_Contents">
      <style:text-properties officeooo:rsid="00152229" officeooo:paragraph-rsid="00152229"/>
    </style:style>
    <style:style style:name="P8" style:family="paragraph" style:parent-style-name="Table_20_Contents">
      <style:text-properties officeooo:rsid="00152229" officeooo:paragraph-rsid="0019d2c4"/>
    </style:style>
    <style:style style:name="P9" style:family="paragraph" style:parent-style-name="Table_20_Contents">
      <style:text-properties officeooo:rsid="00152229" officeooo:paragraph-rsid="001fb461"/>
    </style:style>
    <style:style style:name="P10" style:family="paragraph" style:parent-style-name="Table_20_Contents">
      <style:text-properties officeooo:rsid="00113b9e" officeooo:paragraph-rsid="00149ead"/>
    </style:style>
    <style:style style:name="P11" style:family="paragraph" style:parent-style-name="Table_20_Contents">
      <style:text-properties officeooo:rsid="00113b9e" officeooo:paragraph-rsid="00113b9e"/>
    </style:style>
    <style:style style:name="P12" style:family="paragraph" style:parent-style-name="Table_20_Contents">
      <style:text-properties officeooo:rsid="00113b9e" officeooo:paragraph-rsid="0019d2c4"/>
    </style:style>
    <style:style style:name="P13" style:family="paragraph" style:parent-style-name="Table_20_Contents">
      <style:text-properties officeooo:rsid="00113b9e" officeooo:paragraph-rsid="001fb461"/>
    </style:style>
    <style:style style:name="P14" style:family="paragraph" style:parent-style-name="Table_20_Contents">
      <style:text-properties officeooo:rsid="00113b9e" officeooo:paragraph-rsid="002280ab"/>
    </style:style>
    <style:style style:name="P15" style:family="paragraph" style:parent-style-name="Table_20_Contents">
      <style:text-properties officeooo:rsid="0016c366" officeooo:paragraph-rsid="0016c366"/>
    </style:style>
    <style:style style:name="P16" style:family="paragraph" style:parent-style-name="Table_20_Contents">
      <style:text-properties officeooo:rsid="0016c366" officeooo:paragraph-rsid="0019d2c4"/>
    </style:style>
    <style:style style:name="P17" style:family="paragraph" style:parent-style-name="Table_20_Contents">
      <style:text-properties officeooo:rsid="0016c366" officeooo:paragraph-rsid="001fb461"/>
    </style:style>
    <style:style style:name="P18" style:family="paragraph" style:parent-style-name="Table_20_Contents">
      <style:text-properties officeooo:rsid="001733fc" officeooo:paragraph-rsid="001733fc"/>
    </style:style>
    <style:style style:name="P19" style:family="paragraph" style:parent-style-name="Table_20_Contents">
      <style:text-properties officeooo:rsid="001733fc" officeooo:paragraph-rsid="00187c98"/>
    </style:style>
    <style:style style:name="P20" style:family="paragraph" style:parent-style-name="Table_20_Contents">
      <style:text-properties officeooo:rsid="001733fc" officeooo:paragraph-rsid="0019d2c4"/>
    </style:style>
    <style:style style:name="P21" style:family="paragraph" style:parent-style-name="Table_20_Contents">
      <style:text-properties officeooo:rsid="001733fc" officeooo:paragraph-rsid="001fb461"/>
    </style:style>
    <style:style style:name="P22" style:family="paragraph" style:parent-style-name="Table_20_Contents">
      <style:text-properties officeooo:rsid="00149ead" officeooo:paragraph-rsid="0019d2c4"/>
    </style:style>
    <style:style style:name="P23" style:family="paragraph" style:parent-style-name="Table_20_Contents">
      <style:text-properties officeooo:rsid="00149ead" officeooo:paragraph-rsid="001fb461"/>
    </style:style>
    <style:style style:name="P24" style:family="paragraph" style:parent-style-name="Table_20_Contents">
      <style:text-properties style:text-underline-style="none" officeooo:rsid="001733fc" officeooo:paragraph-rsid="001733fc"/>
    </style:style>
    <style:style style:name="P25" style:family="paragraph" style:parent-style-name="Table_20_Contents">
      <style:text-properties style:text-underline-style="none" officeooo:rsid="001733fc" officeooo:paragraph-rsid="00187c98"/>
    </style:style>
    <style:style style:name="P26" style:family="paragraph" style:parent-style-name="Table_20_Contents">
      <style:text-properties style:text-underline-style="none" officeooo:rsid="001733fc" officeooo:paragraph-rsid="0019d2c4"/>
    </style:style>
    <style:style style:name="P27" style:family="paragraph" style:parent-style-name="Table_20_Contents">
      <style:text-properties style:text-underline-style="none" officeooo:rsid="001733fc" officeooo:paragraph-rsid="001fb461"/>
    </style:style>
    <style:style style:name="P28" style:family="paragraph" style:parent-style-name="Table_20_Contents">
      <style:text-properties style:text-underline-style="none" fo:font-weight="normal" officeooo:rsid="001d87d6" officeooo:paragraph-rsid="001d87d6" style:font-weight-asian="normal" style:font-weight-complex="normal"/>
    </style:style>
    <style:style style:name="P29" style:family="paragraph" style:parent-style-name="Table_20_Contents">
      <style:text-properties style:text-underline-style="none" fo:font-weight="normal" officeooo:rsid="0021492a" officeooo:paragraph-rsid="0021492a" style:font-weight-asian="normal" style:font-weight-complex="normal"/>
    </style:style>
    <style:style style:name="P30" style:family="paragraph" style:parent-style-name="Table_20_Contents">
      <style:text-properties officeooo:rsid="0012e0c6" officeooo:paragraph-rsid="0019d2c4"/>
    </style:style>
    <style:style style:name="P31" style:family="paragraph" style:parent-style-name="Table_20_Contents">
      <style:text-properties officeooo:rsid="0012e0c6" officeooo:paragraph-rsid="001fb461"/>
    </style:style>
    <style:style style:name="P32" style:family="paragraph" style:parent-style-name="Table_20_Contents">
      <style:text-properties fo:color="#808080" officeooo:rsid="001733fc" officeooo:paragraph-rsid="00187c98"/>
    </style:style>
    <style:style style:name="P33" style:family="paragraph" style:parent-style-name="Table_20_Contents">
      <style:text-properties fo:color="#808080" officeooo:rsid="001733fc" officeooo:paragraph-rsid="0019d2c4"/>
    </style:style>
    <style:style style:name="P34" style:family="paragraph" style:parent-style-name="Table_20_Contents">
      <style:text-properties fo:color="#808080" officeooo:rsid="001733fc" officeooo:paragraph-rsid="001fb461"/>
    </style:style>
    <style:style style:name="P35" style:family="paragraph" style:parent-style-name="Table_20_Contents">
      <style:text-properties fo:color="#808080" officeooo:rsid="00149ead" officeooo:paragraph-rsid="00149ead"/>
    </style:style>
    <style:style style:name="P36" style:family="paragraph" style:parent-style-name="Table_20_Contents">
      <style:text-properties fo:color="#808080" officeooo:rsid="00149ead" officeooo:paragraph-rsid="0019d2c4"/>
    </style:style>
    <style:style style:name="P37" style:family="paragraph" style:parent-style-name="Table_20_Contents">
      <style:text-properties fo:color="#808080" officeooo:rsid="00149ead" officeooo:paragraph-rsid="001fb461"/>
    </style:style>
    <style:style style:name="P38" style:family="paragraph" style:parent-style-name="Table_20_Contents">
      <style:text-properties fo:color="#808080" style:text-underline-style="none" fo:font-weight="normal" officeooo:rsid="001733fc" officeooo:paragraph-rsid="001ea6af" style:font-weight-asian="normal" style:font-weight-complex="normal"/>
    </style:style>
    <style:style style:name="P39" style:family="paragraph" style:parent-style-name="Table_20_Contents">
      <style:text-properties officeooo:rsid="001d87d6" officeooo:paragraph-rsid="001d87d6"/>
    </style:style>
    <style:style style:name="P40" style:family="paragraph" style:parent-style-name="Table_20_Contents">
      <style:text-properties officeooo:rsid="001ea6af" officeooo:paragraph-rsid="001ea6af"/>
    </style:style>
    <style:style style:name="P41" style:family="paragraph" style:parent-style-name="Table_20_Contents">
      <style:text-properties fo:color="#000000" style:text-underline-style="none" fo:font-weight="normal" officeooo:rsid="001d87d6" officeooo:paragraph-rsid="001ea6af" style:font-weight-asian="normal" style:font-weight-complex="normal"/>
    </style:style>
    <style:style style:name="P42" style:family="paragraph" style:parent-style-name="Table_20_Contents">
      <style:text-properties officeooo:rsid="001fb461" officeooo:paragraph-rsid="001fb461"/>
    </style:style>
    <style:style style:name="P43" style:family="paragraph" style:parent-style-name="Table_20_Contents">
      <style:text-properties officeooo:rsid="0021492a" officeooo:paragraph-rsid="0021492a"/>
    </style:style>
    <style:style style:name="P44" style:family="paragraph" style:parent-style-name="Table_20_Contents">
      <style:text-properties officeooo:rsid="00258483" officeooo:paragraph-rsid="00258483"/>
    </style:style>
    <style:style style:name="P45" style:family="paragraph" style:parent-style-name="Subtitle">
      <style:text-properties officeooo:paragraph-rsid="0019d2c4"/>
    </style:style>
    <style:style style:name="P46" style:family="paragraph" style:parent-style-name="Subtitle">
      <style:text-properties officeooo:rsid="00113b9e" officeooo:paragraph-rsid="001fb461"/>
    </style:style>
    <style:style style:name="P47" style:family="paragraph" style:parent-style-name="Subtitle">
      <style:paragraph-properties fo:break-before="page"/>
      <style:text-properties officeooo:paragraph-rsid="0019d2c4"/>
    </style:style>
    <style:style style:name="P48" style:family="paragraph" style:parent-style-name="Subtitle">
      <style:paragraph-properties fo:break-before="page"/>
      <style:text-properties officeooo:paragraph-rsid="001b5309"/>
    </style:style>
    <style:style style:name="P49" style:family="paragraph" style:parent-style-name="Subtitle">
      <style:paragraph-properties fo:break-before="page"/>
      <style:text-properties officeooo:paragraph-rsid="001fb461"/>
    </style:style>
    <style:style style:name="P50" style:family="paragraph" style:parent-style-name="Standard">
      <style:text-properties officeooo:rsid="00113b9e" officeooo:paragraph-rsid="0019d2c4"/>
    </style:style>
    <style:style style:name="P51" style:family="paragraph" style:parent-style-name="Text_20_body">
      <style:text-properties officeooo:rsid="00113b9e" officeooo:paragraph-rsid="00113b9e"/>
    </style:style>
    <style:style style:name="P52" style:family="paragraph" style:parent-style-name="Text_20_body">
      <style:text-properties officeooo:rsid="00113b9e" officeooo:paragraph-rsid="0019d2c4"/>
    </style:style>
    <style:style style:name="P53" style:family="paragraph" style:parent-style-name="Text_20_body">
      <style:text-properties officeooo:rsid="0019d2c4" officeooo:paragraph-rsid="0019d2c4"/>
    </style:style>
    <style:style style:name="P54" style:family="paragraph" style:parent-style-name="Text_20_body">
      <style:text-properties officeooo:rsid="001d87d6" officeooo:paragraph-rsid="001d87d6"/>
    </style:style>
    <style:style style:name="P55" style:family="paragraph" style:parent-style-name="Text_20_body">
      <style:text-properties officeooo:rsid="0022e945" officeooo:paragraph-rsid="0022e945"/>
    </style:style>
    <style:style style:name="T1" style:family="text">
      <style:text-properties officeooo:rsid="00113b9e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officeooo:rsid="0012f414"/>
    </style:style>
    <style:style style:name="T4" style:family="text">
      <style:text-properties officeooo:rsid="00149ead"/>
    </style:style>
    <style:style style:name="T5" style:family="text">
      <style:text-properties officeooo:rsid="00152229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1ea6af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223fb5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normal" officeooo:rsid="001ea6af" style:font-weight-asian="normal" style:font-weight-complex="normal"/>
    </style:style>
    <style:style style:name="T11" style:family="text">
      <style:text-properties style:text-underline-style="none" officeooo:rsid="001fb461"/>
    </style:style>
    <style:style style:name="T12" style:family="text">
      <style:text-properties officeooo:rsid="00187c98"/>
    </style:style>
    <style:style style:name="T13" style:family="text">
      <style:text-properties officeooo:rsid="0019d2c4"/>
    </style:style>
    <style:style style:name="T14" style:family="text">
      <style:text-properties officeooo:rsid="001c0460"/>
    </style:style>
    <style:style style:name="T15" style:family="text">
      <style:text-properties officeooo:rsid="001d87d6"/>
    </style:style>
    <style:style style:name="T16" style:family="text">
      <style:text-properties officeooo:rsid="001ea6af"/>
    </style:style>
    <style:style style:name="T17" style:family="text">
      <style:text-properties officeooo:rsid="001fb461"/>
    </style:style>
    <style:style style:name="T18" style:family="text">
      <style:text-properties officeooo:rsid="0021492a"/>
    </style:style>
    <style:style style:name="T19" style:family="text">
      <style:text-properties officeooo:rsid="002280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HM_ADMINISTRATION</text:p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2"><text:span text:style-name="T2">I</text:span>tention</text:p>
          </table:table-cell>
          <table:table-cell table:style-name="Tableau1.A1" office:value-type="string">
            <text:p text:style-name="P2"><text:span text:style-name="T2">C</text:span>ontrôle</text:p>
          </table:table-cell>
          <table:table-cell table:style-name="Tableau1.A1" office:value-type="string">
            <text:p text:style-name="P2"><text:span text:style-name="T2">A</text:span>ction/Evt</text:p>
          </table:table-cell>
          <table:table-cell table:style-name="Tableau1.D1" office:value-type="string">
            <text:p text:style-name="P2"><text:span text:style-name="T2">R</text:span>éponse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D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D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D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D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D2" office:value-type="string">
            <text:p text:style-name="P3"/>
          </table:table-cell>
        </table:table-row>
      </table:table>
      <text:p text:style-name="P1"/>
      <text:p text:style-name="P48">IHM_<text:span text:style-name="T1">inscription (</text:span><text:a xlink:type="simple" xlink:href="http://ifroutard/inscription"><text:span text:style-name="T1">http://ifroutard/inscription</text:span></text:a><text:span text:style-name="T1">)</text:span></text:p>
      <text:p text:style-name="P51">Permet à l'utilisateur de s'inscrire sur notre site.</text:p>
      <text:p text:style-name="P53">Cette page n'est pas accessible si un client est deja connecté.</text:p>
      <table:table table:name="Tableau2" table:style-name="Tableau2">
        <table:table-column table:style-name="Tableau2.A" table:number-columns-repeated="2"/>
        <table:table-column table:style-name="Tableau2.C" table:number-columns-repeated="2"/>
        <table:table-row>
          <table:table-cell table:style-name="Tableau2.A1" office:value-type="string">
            <text:p text:style-name="P2"><text:span text:style-name="T2">I</text:span>tention</text:p>
          </table:table-cell>
          <table:table-cell table:style-name="Tableau2.A1" office:value-type="string">
            <text:p text:style-name="P2"><text:span text:style-name="T2">C</text:span>ontrôle</text:p>
          </table:table-cell>
          <table:table-cell table:style-name="Tableau2.A1" office:value-type="string">
            <text:p text:style-name="P2"><text:span text:style-name="T2">A</text:span>ction/Evt</text:p>
          </table:table-cell>
          <table:table-cell table:style-name="Tableau2.D1" office:value-type="string">
            <text:p text:style-name="P2"><text:span text:style-name="T2">R</text:span>éponse</text:p>
          </table:table-cell>
        </table:table-row>
        <table:table-row>
          <table:table-cell table:style-name="Tableau2.A2" office:value-type="string">
            <text:p text:style-name="P2">Voir les voyages</text:p>
          </table:table-cell>
          <table:table-cell table:style-name="Tableau2.A2" office:value-type="string">
            <text:p text:style-name="P2">Menu:Nos voyages</text:p>
          </table:table-cell>
          <table:table-cell table:style-name="Tableau2.A2" office:value-type="string">
            <text:p text:style-name="P2">Clic</text:p>
          </table:table-cell>
          <table:table-cell table:style-name="Tableau2.D2" office:value-type="string">
            <text:p text:style-name="P2">Changement de page vers <text:a xlink:type="simple" xlink:href="http://ifroutard.com/result">http://ifroutard.com/result</text:a></text:p>
          </table:table-cell>
        </table:table-row>
        <table:table-row>
          <table:table-cell table:style-name="Tableau2.A2" office:value-type="string">
            <text:p text:style-name="P4">Voir les séjours</text:p>
          </table:table-cell>
          <table:table-cell table:style-name="Tableau2.A2" office:value-type="string">
            <text:p text:style-name="P4">Menu:Nos Séjours</text:p>
          </table:table-cell>
          <table:table-cell table:style-name="Tableau2.A2" office:value-type="string">
            <text:p text:style-name="P4">Clic</text:p>
          </table:table-cell>
          <table:table-cell table:style-name="Tableau2.D2" office:value-type="string">
            <text:p text:style-name="P2">Changement de page vers <text:a xlink:type="simple" xlink:href="http://ifroutard.com/result?sejour=on">http://ifroutard.com/result?</text:a><text:a xlink:type="simple" xlink:href="http://ifroutard.com/result?sejour=on"><text:span text:style-name="T3">sejour=on</text:span></text:a></text:p>
          </table:table-cell>
        </table:table-row>
        <table:table-row>
          <table:table-cell table:style-name="Tableau2.A2" office:value-type="string">
            <text:p text:style-name="P4">Voir les <text:span text:style-name="T3">circuits</text:span></text:p>
          </table:table-cell>
          <table:table-cell table:style-name="Tableau2.A2" office:value-type="string">
            <text:p text:style-name="P4">Menu:Nos <text:span text:style-name="T3">Circuit</text:span></text:p>
          </table:table-cell>
          <table:table-cell table:style-name="Tableau2.A2" office:value-type="string">
            <text:p text:style-name="P4">Clic</text:p>
          </table:table-cell>
          <table:table-cell table:style-name="Tableau2.D2" office:value-type="string">
            <text:p text:style-name="P2">Changement de page vers <text:a xlink:type="simple" xlink:href="http://ifroutard.com/result?circuit=on">http://ifroutard.com/result?</text:a><text:a xlink:type="simple" xlink:href="http://ifroutard.com/result?circuit=on"><text:span text:style-name="T3">circuit=on</text:span></text:a></text:p>
          </table:table-cell>
        </table:table-row>
        <table:table-row>
          <table:table-cell table:style-name="Tableau2.A2" office:value-type="string">
            <text:p text:style-name="P35">//<text:span text:style-name="T12">Si aucun client n'est connecté</text:span></text:p>
            <text:p text:style-name="P5">Se connecter ou s'enregistrer</text:p>
          </table:table-cell>
          <table:table-cell table:style-name="Tableau2.A2" office:value-type="string">
            <text:p text:style-name="P5">Menu:S'authentifier</text:p>
          </table:table-cell>
          <table:table-cell table:style-name="Tableau2.A2" office:value-type="string">
            <text:p text:style-name="P5">Clic</text:p>
          </table:table-cell>
          <table:table-cell table:style-name="Tableau2.D2" office:value-type="string">
            <text:p text:style-name="P10">Changement de page vers <text:a xlink:type="simple" xlink:href="http://ifroutard.com/connexion">http://ifroutard.com/</text:a><text:a xlink:type="simple" xlink:href="http://ifroutard.com/connexion"><text:span text:style-name="T4">connexion</text:span></text:a></text:p>
          </table:table-cell>
        </table:table-row>
        <table:table-row>
          <table:table-cell table:style-name="Tableau2.A2" office:value-type="string">
            <text:p text:style-name="P32"><text:span text:style-name="T4">//Si un client est connecté</text:span></text:p>
            <text:p text:style-name="P19">Se déconnecter</text:p>
          </table:table-cell>
          <table:table-cell table:style-name="Tableau2.A2" office:value-type="string">
            <text:p text:style-name="P18">Menu:Se déconnecter</text:p>
          </table:table-cell>
          <table:table-cell table:style-name="Tableau2.A2" office:value-type="string">
            <text:p text:style-name="P18">Clic</text:p>
          </table:table-cell>
          <table:table-cell table:style-name="Tableau2.D2" office:value-type="string">
            <text:p text:style-name="P18">Déconnecte le client actuel</text:p>
            <text:p text:style-name="P25">Changement persistent dans le menu, "Menu:Se déconnecter" devient "Menu:S'authentifier" </text:p>
            <text:p text:style-name="P18">Redirection vers la page <text:a xlink:type="simple" xlink:href="http://ifroutard.com/">http://ifroutard.com</text:a></text:p>
          </table:table-cell>
        </table:table-row>
        <table:table-row>
          <table:table-cell table:style-name="Tableau2.A2" office:value-type="string">
            <text:p text:style-name="P7">S<text:span text:style-name="T14">e connecter</text:span></text:p>
          </table:table-cell>
          <table:table-cell table:style-name="Tableau2.A2" office:value-type="string">
            <text:p text:style-name="P7">Onglet:Se connecter</text:p>
          </table:table-cell>
          <table:table-cell table:style-name="Tableau2.A2" office:value-type="string">
            <text:p text:style-name="P7">Clic</text:p>
          </table:table-cell>
          <table:table-cell table:style-name="Tableau2.D2" office:value-type="string">
            <text:p text:style-name="P7">Changement de page vers <text:a xlink:type="simple" xlink:href="http://ifroutard/connexion">http://ifroutard/connexion</text:a></text:p>
          </table:table-cell>
        </table:table-row>
        <table:table-row>
          <table:table-cell table:style-name="Tableau2.A2" office:value-type="string">
            <text:p text:style-name="P15">Valider son inscription</text:p>
          </table:table-cell>
          <table:table-cell table:style-name="Tableau2.A2" office:value-type="string">
            <text:p text:style-name="P15">Formulaire:Bouton:S'inscrire</text:p>
          </table:table-cell>
          <table:table-cell table:style-name="Tableau2.A2" office:value-type="string">
            <text:p text:style-name="P15">Clic</text:p>
          </table:table-cell>
          <table:table-cell table:style-name="Tableau2.D2" office:value-type="string">
            <text:p text:style-name="P15">Récupération des données du formulaire.</text:p>
            <text:p text:style-name="P15">=&gt; <text:span text:style-name="T6">Service </text:span><text:span text:style-name="T7">EnregistrerClient</text:span></text:p>
            <text:p text:style-name="P28">Considerer le client comme connecté.</text:p>
            <text:p text:style-name="P24">Changement persistent dans le menu, "Menu:S'authentifier" devient "Menu:Se déconnecter"</text:p>
            <text:p text:style-name="P18">Redirection vers la page <text:soft-page-break/><text:a xlink:type="simple" xlink:href="http://ifroutard.com/">http://ifroutard.com</text:a></text:p>
          </table:table-cell>
        </table:table-row>
      </table:table>
      <text:p text:style-name="P45"/>
      <text:p text:style-name="P47">IHM_<text:span text:style-name="T13">Connexion</text:span></text:p>
      <text:p text:style-name="P52">Permet à l'utilisateur de s'inscrire sur notre site. <text:a xlink:type="simple" xlink:href="http://ifroutard/connexion"><text:span text:style-name="T5">http://ifroutard/connexion</text:span></text:a></text:p>
      <text:p text:style-name="P54">Cette pas n'est pas accessible quand un client est deja connecté.</text:p>
      <table:table table:name="Tableau3" table:style-name="Tableau3">
        <table:table-column table:style-name="Tableau3.A" table:number-columns-repeated="3"/>
        <table:table-column table:style-name="Tableau3.D"/>
        <table:table-row>
          <table:table-cell table:style-name="Tableau3.A1" office:value-type="string">
            <text:p text:style-name="P12"><text:span text:style-name="T2">I</text:span>tention</text:p>
          </table:table-cell>
          <table:table-cell table:style-name="Tableau3.A1" office:value-type="string">
            <text:p text:style-name="P12"><text:span text:style-name="T2">C</text:span>ontrôle</text:p>
          </table:table-cell>
          <table:table-cell table:style-name="Tableau3.A1" office:value-type="string">
            <text:p text:style-name="P12"><text:span text:style-name="T2">A</text:span>ction/Evt</text:p>
          </table:table-cell>
          <table:table-cell table:style-name="Tableau3.D1" office:value-type="string">
            <text:p text:style-name="P12"><text:span text:style-name="T2">R</text:span>éponse</text:p>
          </table:table-cell>
        </table:table-row>
        <table:table-row>
          <table:table-cell table:style-name="Tableau3.A2" office:value-type="string">
            <text:p text:style-name="P12">Voir les voyages</text:p>
          </table:table-cell>
          <table:table-cell table:style-name="Tableau3.A2" office:value-type="string">
            <text:p text:style-name="P12">Menu:Nos voyages</text:p>
          </table:table-cell>
          <table:table-cell table:style-name="Tableau3.A2" office:value-type="string">
            <text:p text:style-name="P12">Clic</text:p>
          </table:table-cell>
          <table:table-cell table:style-name="Tableau3.D2" office:value-type="string">
            <text:p text:style-name="P12">Changement de page vers <text:a xlink:type="simple" xlink:href="http://ifroutard.com/result">http://ifroutard.com/result</text:a></text:p>
          </table:table-cell>
        </table:table-row>
        <table:table-row>
          <table:table-cell table:style-name="Tableau3.A2" office:value-type="string">
            <text:p text:style-name="P30">Voir les séjours</text:p>
          </table:table-cell>
          <table:table-cell table:style-name="Tableau3.A2" office:value-type="string">
            <text:p text:style-name="P30">Menu:Nos Séjours</text:p>
          </table:table-cell>
          <table:table-cell table:style-name="Tableau3.A2" office:value-type="string">
            <text:p text:style-name="P30">Clic</text:p>
          </table:table-cell>
          <table:table-cell table:style-name="Tableau3.D2" office:value-type="string">
            <text:p text:style-name="P12">Changement de page vers <text:a xlink:type="simple" xlink:href="http://ifroutard.com/result?sejour=on">http://ifroutard.com/result?</text:a><text:a xlink:type="simple" xlink:href="http://ifroutard.com/result?sejour=on"><text:span text:style-name="T3">sejour=on</text:span></text:a></text:p>
          </table:table-cell>
        </table:table-row>
        <table:table-row>
          <table:table-cell table:style-name="Tableau3.A2" office:value-type="string">
            <text:p text:style-name="P30">Voir les <text:span text:style-name="T3">circuits</text:span></text:p>
          </table:table-cell>
          <table:table-cell table:style-name="Tableau3.A2" office:value-type="string">
            <text:p text:style-name="P30">Menu:Nos <text:span text:style-name="T3">Circuit</text:span></text:p>
          </table:table-cell>
          <table:table-cell table:style-name="Tableau3.A2" office:value-type="string">
            <text:p text:style-name="P30">Clic</text:p>
          </table:table-cell>
          <table:table-cell table:style-name="Tableau3.D2" office:value-type="string">
            <text:p text:style-name="P12">Changement de page vers <text:a xlink:type="simple" xlink:href="http://ifroutard.com/result?circuit=on">http://ifroutard.com/result?</text:a><text:a xlink:type="simple" xlink:href="http://ifroutard.com/result?circuit=on"><text:span text:style-name="T3">circuit=on</text:span></text:a></text:p>
          </table:table-cell>
        </table:table-row>
        <table:table-row>
          <table:table-cell table:style-name="Tableau3.A2" office:value-type="string">
            <text:p text:style-name="P36">//<text:span text:style-name="T12">Si aucun client n'est connecté</text:span></text:p>
            <text:p text:style-name="P22">Se connecter ou s'enregistrer</text:p>
          </table:table-cell>
          <table:table-cell table:style-name="Tableau3.A2" office:value-type="string">
            <text:p text:style-name="P22">Menu:S'authentifier</text:p>
          </table:table-cell>
          <table:table-cell table:style-name="Tableau3.A2" office:value-type="string">
            <text:p text:style-name="P22">Clic</text:p>
          </table:table-cell>
          <table:table-cell table:style-name="Tableau3.D2" office:value-type="string">
            <text:p text:style-name="P12">Changement de page vers <text:a xlink:type="simple" xlink:href="http://ifroutard.com/connexion">http://ifroutard.com/</text:a><text:a xlink:type="simple" xlink:href="http://ifroutard.com/connexion"><text:span text:style-name="T4">connexion</text:span></text:a></text:p>
          </table:table-cell>
        </table:table-row>
        <table:table-row>
          <table:table-cell table:style-name="Tableau3.A2" office:value-type="string">
            <text:p text:style-name="P39">S'inscrire</text:p>
          </table:table-cell>
          <table:table-cell table:style-name="Tableau3.A2" office:value-type="string">
            <text:p text:style-name="P8">Onglet:S<text:span text:style-name="T15">'inscrire</text:span></text:p>
          </table:table-cell>
          <table:table-cell table:style-name="Tableau3.A2" office:value-type="string">
            <text:p text:style-name="P8">Clic</text:p>
          </table:table-cell>
          <table:table-cell table:style-name="Tableau3.D2" office:value-type="string">
            <text:p text:style-name="P8">Changement de page vers <text:a xlink:type="simple" xlink:href="http://ifroutard/inscription">http://ifroutard/</text:a><text:a xlink:type="simple" xlink:href="http://ifroutard/inscription"><text:span text:style-name="T15">inscription</text:span></text:a></text:p>
          </table:table-cell>
        </table:table-row>
        <table:table-row>
          <table:table-cell table:style-name="Tableau3.A2" office:value-type="string">
            <text:p text:style-name="P16">Valider <text:span text:style-name="T16">sa connexion</text:span></text:p>
          </table:table-cell>
          <table:table-cell table:style-name="Tableau3.A2" office:value-type="string">
            <text:p text:style-name="P16">Formulaire:Bouton:<text:span text:style-name="T16">Se connecter</text:span></text:p>
          </table:table-cell>
          <table:table-cell table:style-name="Tableau3.A2" office:value-type="string">
            <text:p text:style-name="P16">Clic</text:p>
          </table:table-cell>
          <table:table-cell table:style-name="Tableau3.D2" office:value-type="string">
            <text:p text:style-name="P16">Récupération des données du formulaire.</text:p>
            <text:p text:style-name="P16">=&gt; <text:span text:style-name="T10">Service </text:span><text:span text:style-name="T8">verifierMotDePasse</text:span></text:p>
            <text:p text:style-name="P38">//<text:span text:style-name="T16">Si c'est correct</text:span></text:p>
            <text:p text:style-name="P41">Considerer le client comme connecté.</text:p>
            <text:p text:style-name="P26">Changement persistent dans le menu, "Menu:S'authentifier" devient "Menu:Se déconnecter"</text:p>
            <text:p text:style-name="P20">Redirection vers la page http://ifroutard.com</text:p>
            <text:p text:style-name="P33">//<text:span text:style-name="T16">Si c'est incorrect</text:span></text:p>
            <text:p text:style-name="P40">Ajouter notification "Correspondance mot de passe / identifiant incorrecte"</text:p>
          </table:table-cell>
        </table:table-row>
      </table:table>
      <text:p text:style-name="P50"/>
      <text:p text:style-name="P49">IHM_<text:span text:style-name="T19">Accueil (</text:span><text:a xlink:type="simple" xlink:href="http://ifroutard/inscription"><text:span text:style-name="T19">http://ifroutard</text:span></text:a><text:span text:style-name="T19">)</text:span></text:p>
      <text:p text:style-name="P55">Page d'accueil du site, permet de voir des infos sur ifRoutard, rechercher des voyages, voir propositions de dernière minute</text:p>
      <table:table table:name="Tableau4" table:style-name="Tableau4">
        <table:table-column table:style-name="Tableau4.A" table:number-columns-repeated="2"/>
        <table:table-column table:style-name="Tableau4.C" table:number-columns-repeated="2"/>
        <table:table-row>
          <table:table-cell table:style-name="Tableau4.A1" office:value-type="string">
            <text:p text:style-name="P13"><text:span text:style-name="T2">I</text:span>tention</text:p>
          </table:table-cell>
          <table:table-cell table:style-name="Tableau4.A1" office:value-type="string">
            <text:p text:style-name="P13"><text:span text:style-name="T2">C</text:span>ontrôle</text:p>
          </table:table-cell>
          <table:table-cell table:style-name="Tableau4.A1" office:value-type="string">
            <text:p text:style-name="P13"><text:span text:style-name="T2">A</text:span>ction/Evt</text:p>
          </table:table-cell>
          <table:table-cell table:style-name="Tableau4.D1" office:value-type="string">
            <text:p text:style-name="P13"><text:span text:style-name="T2">R</text:span>éponse</text:p>
          </table:table-cell>
        </table:table-row>
        <table:table-row>
          <table:table-cell table:style-name="Tableau4.A2" office:value-type="string">
            <text:p text:style-name="P13">Voir les voyages</text:p>
          </table:table-cell>
          <table:table-cell table:style-name="Tableau4.A2" office:value-type="string">
            <text:p text:style-name="P13">Menu:Nos voyages</text:p>
          </table:table-cell>
          <table:table-cell table:style-name="Tableau4.A2" office:value-type="string">
            <text:p text:style-name="P13">Clic</text:p>
          </table:table-cell>
          <table:table-cell table:style-name="Tableau4.D2" office:value-type="string">
            <text:p text:style-name="P13">Changement de page vers <text:a xlink:type="simple" xlink:href="http://ifroutard.com/result">http://ifroutard.com/result</text:a></text:p>
          </table:table-cell>
        </table:table-row>
        <table:table-row>
          <table:table-cell table:style-name="Tableau4.A2" office:value-type="string">
            <text:p text:style-name="P31">Voir les séjours</text:p>
          </table:table-cell>
          <table:table-cell table:style-name="Tableau4.A2" office:value-type="string">
            <text:p text:style-name="P31">Menu:Nos Séjours</text:p>
          </table:table-cell>
          <table:table-cell table:style-name="Tableau4.A2" office:value-type="string">
            <text:p text:style-name="P31">Clic</text:p>
          </table:table-cell>
          <table:table-cell table:style-name="Tableau4.D2" office:value-type="string">
            <text:p text:style-name="P13">Changement de page vers <text:a xlink:type="simple" xlink:href="http://ifroutard.com/result?sejour=on">http://ifroutard.com/result?</text:a><text:a xlink:type="simple" xlink:href="http://ifroutard.com/result?sejour=on"><text:span text:style-name="T3">sejour=on</text:span></text:a></text:p>
          </table:table-cell>
        </table:table-row>
        <table:table-row>
          <table:table-cell table:style-name="Tableau4.A2" office:value-type="string">
            <text:p text:style-name="P31">Voir les <text:span text:style-name="T3">circuits</text:span></text:p>
          </table:table-cell>
          <table:table-cell table:style-name="Tableau4.A2" office:value-type="string">
            <text:p text:style-name="P31">Menu:Nos <text:span text:style-name="T3">Circuit</text:span></text:p>
          </table:table-cell>
          <table:table-cell table:style-name="Tableau4.A2" office:value-type="string">
            <text:p text:style-name="P31">Clic</text:p>
          </table:table-cell>
          <table:table-cell table:style-name="Tableau4.D2" office:value-type="string">
            <text:p text:style-name="P13">Changement de page vers <text:a xlink:type="simple" xlink:href="http://ifroutard.com/result?circuit=on">http://ifroutard.com/result?</text:a><text:a xlink:type="simple" xlink:href="http://ifroutard.com/result?circuit=on"><text:span text:style-name="T3">circuit=on</text:span></text:a></text:p>
          </table:table-cell>
        </table:table-row>
        <table:table-row>
          <table:table-cell table:style-name="Tableau4.A2" office:value-type="string">
            <text:p text:style-name="P37">//<text:span text:style-name="T12">Si aucun client n'est connecté</text:span></text:p>
            <text:p text:style-name="P23">Se connecter ou s'enregistrer</text:p>
          </table:table-cell>
          <table:table-cell table:style-name="Tableau4.A2" office:value-type="string">
            <text:p text:style-name="P23">Menu:S'authentifier</text:p>
          </table:table-cell>
          <table:table-cell table:style-name="Tableau4.A2" office:value-type="string">
            <text:p text:style-name="P23">Clic</text:p>
          </table:table-cell>
          <table:table-cell table:style-name="Tableau4.D2" office:value-type="string">
            <text:p text:style-name="P13">Changement de page vers <text:a xlink:type="simple" xlink:href="http://ifroutard.com/connexion">http://ifroutard.com/</text:a><text:a xlink:type="simple" xlink:href="http://ifroutard.com/connexion"><text:span text:style-name="T4">connexion</text:span></text:a></text:p>
          </table:table-cell>
        </table:table-row>
        <table:table-row>
          <table:table-cell table:style-name="Tableau4.A2" office:value-type="string">
            <text:p text:style-name="P34"><text:span text:style-name="T4">//Si un client est connecté</text:span></text:p>
            <text:p text:style-name="P21">Se déconnecter</text:p>
          </table:table-cell>
          <table:table-cell table:style-name="Tableau4.A2" office:value-type="string">
            <text:p text:style-name="P21">Menu:Se déconnecter</text:p>
          </table:table-cell>
          <table:table-cell table:style-name="Tableau4.A2" office:value-type="string">
            <text:p text:style-name="P21">Clic</text:p>
          </table:table-cell>
          <table:table-cell table:style-name="Tableau4.D2" office:value-type="string">
            <text:p text:style-name="P21">Déconnecte le client actuel</text:p>
            <text:p text:style-name="P27">Changement persistent dans le menu, "Menu:Se déconnecter" devient "Menu:S'authentifier" </text:p>
            <text:p text:style-name="P21">Redirection vers la page <text:a xlink:type="simple" xlink:href="http://ifroutard.com/">http://ifroutard.com</text:a></text:p>
          </table:table-cell>
        </table:table-row>
        <table:table-row>
          <table:table-cell table:style-name="Tableau4.A2" office:value-type="string">
            <text:p text:style-name="P42">Choisir une destination</text:p>
          </table:table-cell>
          <table:table-cell table:style-name="Tableau4.A2" office:value-type="string">
            <text:p text:style-name="P9"><text:span text:style-name="T17">Formulaire</text:span>:<text:span text:style-name="T18">Select:Destinations</text:span></text:p>
          </table:table-cell>
          <table:table-cell table:style-name="Tableau4.A2" office:value-type="string">
            <text:p text:style-name="P9">Clic</text:p>
          </table:table-cell>
          <table:table-cell table:style-name="Tableau4.D2" office:value-type="string">
            <text:p text:style-name="P9"><text:a xlink:type="simple" xlink:href="http://ifroutard/connexion"><text:span text:style-name="T11">P</text:span></text:a><text:span text:style-name="T17">roposer l'ensemble des destinations possibles</text:span></text:p>
            <text:p text:style-name="P42">=&gt; <text:span text:style-name="T6">Service </text:span><text:span text:style-name="T9">Lister</text:span><text:span text:style-name="T7">Destinations</text:span></text:p>
            <text:p text:style-name="P29">La selection multiple est possible</text:p>
          </table:table-cell>
        </table:table-row>
        <table:table-row>
          <table:table-cell table:style-name="Tableau4.A2" office:value-type="string">
            <text:p text:style-name="P43">Rechercher un voyage selon des critères</text:p>
          </table:table-cell>
          <table:table-cell table:style-name="Tableau4.A2" office:value-type="string">
            <text:p text:style-name="P17">Formulaire:Bouton:<text:span text:style-name="T19">Je pars en voyage</text:span></text:p>
          </table:table-cell>
          <table:table-cell table:style-name="Tableau4.A2" office:value-type="string">
            <text:p text:style-name="P17">Clic</text:p>
          </table:table-cell>
          <table:table-cell table:style-name="Tableau4.D2" office:value-type="string">
            <text:p text:style-name="P17">Récupération des données du formulaire.</text:p>
            <text:p text:style-name="P14">Changement de page vers <text:a xlink:type="simple" xlink:href="http://ifroutard.com/result">http://ifroutard.com/</text:a><text:a xlink:type="simple" xlink:href="http://ifroutard.com/result"><text:span text:style-name="T19">result</text:span></text:a><text:span text:style-name="T19"> où la recherche est effectuée</text:span></text:p>
          </table:table-cell>
        </table:table-row>
        <table:table-row>
          <table:table-cell table:style-name="Tableau4.A2" office:value-type="string">
            <text:p text:style-name="P44">Selectionner un voyage de dernière minute</text:p>
          </table:table-cell>
          <table:table-cell table:style-name="Tableau4.A2" office:value-type="string">
            <text:p text:style-name="P44">Derniere minute:Bouton:J'y vais!</text:p>
          </table:table-cell>
          <table:table-cell table:style-name="Tableau4.A2" office:value-type="string">
            <text:p text:style-name="P44">Clic</text:p>
          </table:table-cell>
          <table:table-cell table:style-name="Tableau4.D2" office:value-type="string">
            <text:p text:style-name="P44">Changement de page vers <text:a xlink:type="simple" xlink:href="http://ifroutard.com/devis?depart=XX">http://ifroutard.com/dev</text:a><text:soft-page-break/><text:a xlink:type="simple" xlink:href="http://ifroutard.com/devis?depart=XX">is?depart=XX</text:a>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7M13S</meta:editing-duration>
    <meta:editing-cycles>12</meta:editing-cycles>
    <meta:generator>LibreOffice/4.1.5.3$Windows_x86 LibreOffice_project/1c1366bba2ba2b554cd2ca4d87c06da81c05d24</meta:generator>
    <dc:date>2015-03-26T17:22:56.348000000</dc:date>
    <meta:document-statistic meta:table-count="4" meta:image-count="0" meta:object-count="0" meta:page-count="6" meta:paragraph-count="132" meta:word-count="440" meta:character-count="3695" meta:non-whitespace-character-count="3385"/>
    <meta:user-defined meta:name="Info 1"/>
    <meta:user-defined meta:name="Info 2"/>
    <meta:user-defined meta:name="Info 3"/>
    <meta:user-defined meta:name="Info 4"/>
  </office:meta>
</office:document-meta>
</file>